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af14" officeooo:paragraph-rsid="0007af14"/>
    </style:style>
    <style:style style:name="P2" style:family="paragraph" style:parent-style-name="Standard">
      <style:text-properties officeooo:rsid="00092070" officeooo:paragraph-rsid="00092070"/>
    </style:style>
    <style:style style:name="P3" style:family="paragraph" style:parent-style-name="Standard">
      <style:text-properties officeooo:rsid="0007af14" officeooo:paragraph-rsid="00092070"/>
    </style:style>
    <style:style style:name="P4" style:family="paragraph" style:parent-style-name="Standard">
      <style:text-properties officeooo:rsid="00095ced" officeooo:paragraph-rsid="00095ced"/>
    </style:style>
    <style:style style:name="P5" style:family="paragraph" style:parent-style-name="Standard">
      <style:text-properties officeooo:rsid="00092070" officeooo:paragraph-rsid="00094069"/>
    </style:style>
    <style:style style:name="P6" style:family="paragraph" style:parent-style-name="Standard">
      <style:text-properties officeooo:rsid="000bfcd9" officeooo:paragraph-rsid="000bfcd9"/>
    </style:style>
    <style:style style:name="T1" style:family="text">
      <style:text-properties officeooo:rsid="000a1a1f"/>
    </style:style>
    <style:style style:name="T2" style:family="text">
      <style:text-properties officeooo:rsid="00092070"/>
    </style:style>
    <style:style style:name="T3" style:family="text">
      <style:text-properties officeooo:rsid="0007af14"/>
    </style:style>
    <style:style style:name="T4" style:family="text">
      <style:text-properties officeooo:rsid="00098b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configurar NAT en un router accedemos al modo configuración y podemos hacerlo de varias maneras</text:p>
      <text:p text:style-name="P1"><text:span text:style-name="T1">Una de las maneras </text:span>podemos hacer asignando una única IP a un NAT con una lista:</text:p>
      <text:p text:style-name="P1"><text:tab/>- access-list <text:span text:style-name="T2">99</text:span> permit 192.168.1.0 <text:span text:style-name="T2">0.0.0.255</text:span></text:p>
      <text:p text:style-name="P1"><text:tab/>- ip nat inside source list 99 interface s2/0</text:p>
      <text:p text:style-name="P2"><text:tab/>- interface “interfaz con la que tenemos la LAN”</text:p>
      <text:p text:style-name="P2"><text:tab/>- ip nat inside</text:p>
      <text:p text:style-name="P2"><text:tab/>- interface s2/0</text:p>
      <text:p text:style-name="P2"><text:tab/>- ip nat outside</text:p>
      <text:p text:style-name="P2"/>
      <text:p text:style-name="P2">Si no queremos usar la interfaz para asignar la IP podemos crear un pool</text:p>
      <text:p text:style-name="P2"><text:tab/><text:span text:style-name="T3">- access-list </text:span>99<text:span text:style-name="T3"> permit 192.168.1.0 </text:span>0.0.0.255</text:p>
      <text:p text:style-name="P2"><text:tab/>- ip nat pool nombre 10.10.10.1 10.10.10.1 netmask 255.255.255.252</text:p>
      <text:p text:style-name="P3"><text:tab/>- ip nat inside source list 99 pool nombre overload</text:p>
      <text:p text:style-name="P2"><text:tab/>- interface “interfaz con la que tenemos la LAN”</text:p>
      <text:p text:style-name="P2"><text:tab/>- ip nat inside</text:p>
      <text:p text:style-name="P2"><text:tab/>- interface s2/0</text:p>
      <text:p text:style-name="P2"><text:tab/>- ip nat outside</text:p>
      <text:p text:style-name="P4">Se puede hacer dinámico si establecemos un rango, por ejemplo 10.10.10.1 10.10.10.20, <text:span text:style-name="T4">el overload se puede quitar si el número de equipos es menor o igual a las IP’s públicas</text:span></text:p>
      <text:p text:style-name="P2"/>
      <text:p text:style-name="P2">Podemos establecer solo una IP de la LAN para que use NAT única:</text:p>
      <text:p text:style-name="P2"><text:tab/>- ip nat inside source static 192.168.1.254 20.20.20.1</text:p>
      <text:p text:style-name="P5"><text:tab/>- interface “interfaz con la que tenemos la LAN”</text:p>
      <text:p text:style-name="P5"><text:tab/>- ip nat inside</text:p>
      <text:p text:style-name="P5"><text:tab/>- interface s2/0</text:p>
      <text:p text:style-name="P5"><text:tab/>- ip nat outside</text:p>
      <text:p text:style-name="P5"/>
      <text:p text:style-name="P5"/>
      <text:p text:style-name="P6">Si queremos que sea PAT en esta línea:<text:line-break/><text:span text:style-name="T3">- ip nat inside source list 99 interface s2/0<text:line-break/></text:span>le añadimos overload al final <text:line-break/><text:span text:style-name="T3">- ip nat inside source list 99 interface s2/0 </text:span>overloa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23:00:16.909873300</meta:creation-date>
    <dc:date>2025-03-17T10:30:07.407244200</dc:date>
    <meta:editing-duration>PT12M57S</meta:editing-duration>
    <meta:editing-cycles>5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24" meta:word-count="229" meta:character-count="1268" meta:non-whitespace-character-count="1044"/>
  </office:meta>
</office:document-meta>
</file>